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Helvetica, sans-serif"/>
    <style:font-face style:name="quodana" svg:font-family="quodana, verdana, arial, helvetica, genev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Bibliography_20_1">
      <style:paragraph-properties>
        <style:tab-stops>
          <style:tab-stop style:position="0cm"/>
        </style:tab-stops>
      </style:paragraph-properties>
    </style:style>
    <style:style style:name="P2" style:family="paragraph" style:parent-style-name="Footnote">
      <style:text-properties officeooo:rsid="0016333d" officeooo:paragraph-rsid="0016333d"/>
    </style:style>
    <style:style style:name="P3" style:family="paragraph" style:parent-style-name="Text_20_body">
      <style:text-properties officeooo:rsid="0012fa1f" officeooo:paragraph-rsid="0017ffae"/>
    </style:style>
    <style:style style:name="P4" style:family="paragraph" style:parent-style-name="Text_20_body">
      <style:text-properties officeooo:rsid="00177940" officeooo:paragraph-rsid="00177940"/>
    </style:style>
    <style:style style:name="P5" style:family="paragraph" style:parent-style-name="Text_20_body">
      <style:text-properties officeooo:rsid="0017ffae" officeooo:paragraph-rsid="0017ffae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officeooo:paragraph-rsid="001b2aa3"/>
    </style:style>
    <style:style style:name="P8" style:family="paragraph" style:parent-style-name="Heading_20_2">
      <style:text-properties officeooo:rsid="0012fa1f" officeooo:paragraph-rsid="0012fa1f"/>
    </style:style>
    <style:style style:name="P9" style:family="paragraph" style:parent-style-name="Heading_20_2">
      <style:text-properties officeooo:paragraph-rsid="001b2aa3"/>
    </style:style>
    <style:style style:name="T1" style:family="text">
      <style:text-properties officeooo:rsid="0014f606"/>
    </style:style>
    <style:style style:name="T2" style:family="text">
      <style:text-properties officeooo:rsid="00177940"/>
    </style:style>
    <style:style style:name="T3" style:family="text">
      <style:text-properties officeooo:rsid="0017ffae"/>
    </style:style>
    <style:style style:name="T4" style:family="text">
      <style:text-properties officeooo:rsid="00182853"/>
    </style:style>
    <style:style style:name="T5" style:family="text">
      <style:text-properties officeooo:rsid="001b2aa3"/>
    </style:style>
    <style:style style:name="T6" style:family="text">
      <style:text-properties fo:color="#333333" style:font-name="Verdana"/>
    </style:style>
    <style:style style:name="T7" style:family="text">
      <style:text-properties fo:color="#333333" style:font-name="Verdana" officeooo:rsid="001b2aa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Einordnung</text:h>
      <text:p text:style-name="P3">Hauptbestandteil der Aufgabenstellung ist das Entwerfen einer <text:span text:style-name="T2">interaktiven</text:span> Darstellung der Revisions-Struktur des <text:span text:style-name="T3">Versions</text:span>verwaltungssystems <text:span text:style-name="T3">(Version Control System, VCS)</text:span> R43ples.</text:p>
      <text:p text:style-name="P5">R43ples kann zur Versionsverwaltung von Named Graphs genutzt werden, <text:span text:style-name="T4">dem Schlüssel-Bestandteil des Semantic Web [2]. Es verwendet dabei zur Verwaltung der Revisionen wiederum Named Graphs, in denen auch sämtliche, zur Darstellung der Struktur notwendigen, Informationen in Form von Linked Data enthalten sind [1]. R43ples verwendet dabei ein ähnliches Konzept wie klassische Versionsverwaltungssysteme (wie z.B. git</text:span><text:span text:style-name="T4"><text:note text:id="ftn1" text:note-class="footnote"><text:note-citation>1</text:note-citation><text:note-body><text:p text:style-name="P2">http://git-scm.com/</text:p></text:note-body></text:note></text:span><text:span text:style-name="T4">) indem es Verzweigungen von Revisionen in Form von Branches sowie das Kennzeichnen spezieller Revisionen mit Tags unterstützt [1].</text:span></text:p>
      <text:p text:style-name="P4">Der Hauptunterschied zu klassischen <text:span text:style-name="T3">VCS</text:span> liegt also weniger im Konzept der <text:span text:style-name="T3">Versions</text:span>verwaltung selbst, als in der Anwendung dieses Konzeptes auf einen neuen Typ von Ressource (Named-Graphs). <text:span text:style-name="T3">Es kann daher angenommen werden, dass durch andere VCS bereits Lösungen für die graphische Darstellung von Revisionen vorhanden sind, die im Verlauf dieser Arbeit analysiert werden können, um günstige Merkmale herauszuarbeiten.</text:span></text:p>
      <text:h text:style-name="P9" text:outline-level="2"><text:span text:style-name="T5">Literatur</text:span></text:h>
      <text:list xml:id="list577856417227103717" text:style-name="L1">
        <text:list-item>
          <text:p text:style-name="P6">Graube, Markus (2014): R43ples: Revisions for Triples. In 1st Workshop on Linked Data Quality 02.09.2014, Leipzig</text:p>
        </text:list-item>
        <text:list-item>
          <text:p text:style-name="P7">Hitzler, Pascal (2008): Semantic Web / Grundlagen. Berli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, Arial, Helvetica, sans-serif"/>
    <style:font-face style:name="quodana" svg:font-family="quodana, verdana, arial, helvetica, genev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de" fo:country="DE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14:09:30.564407437</meta:creation-date>
    <dc:date>2014-12-15T13:44:48.050241798</dc:date>
    <meta:editing-duration>PT1H15M51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" meta:paragraph-count="8" meta:word-count="177" meta:character-count="1354" meta:non-whitespace-character-count="1187"/>
  </office:meta>
</office:document-meta>
</file>